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6.6521in" fo:margin-left="0.0458in" table:align="left"/>
    </style:style>
    <style:style style:name="Tableau1.A" style:family="table-column">
      <style:table-column-properties style:column-width="1.9271in"/>
    </style:style>
    <style:style style:name="Tableau1.B" style:family="table-column">
      <style:table-column-properties style:column-width="1.2188in"/>
    </style:style>
    <style:style style:name="Tableau1.C" style:family="table-column">
      <style:table-column-properties style:column-width="3.5063in"/>
    </style:style>
    <style:style style:name="Tableau1.A1" style:family="table-cell">
      <style:table-cell-properties style:vertical-align="middle" style:writing-mode="page"/>
    </style:style>
    <style:style style:name="Tableau1.A2" style:family="table-cell">
      <style:table-cell-properties style:writing-mode="pag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text-properties fo:color="#800000"/>
    </style:style>
    <style:style style:name="P3" style:family="paragraph" style:parent-style-name="Standard">
      <style:paragraph-properties fo:text-align="center" style:justify-single-word="false"/>
      <style:text-properties fo:color="#800000"/>
    </style:style>
    <style:style style:name="P4" style:family="paragraph" style:parent-style-name="Standard">
      <style:text-properties fo:color="#579d1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élisation SI : TP2</text:p>
      <text:p text:style-name="Standard"/>
      <text:p text:style-name="P2"/>
      <text:p text:style-name="P2">1)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table:number-columns-spanned="3" office:value-type="string">
            <text:p text:style-name="P1">UC : Gérer ses films préférés</text:p>
            <text:p text:style-name="P1"/>
          </table:table-cell>
          <table:covered-table-cell/>
          <table:covered-table-cell/>
        </table:table-row>
        <table:table-row>
          <table:table-cell table:style-name="Tableau1.A2" table:number-columns-spanned="2" office:value-type="string">
            <text:p text:style-name="Table_20_Contents"><text:s/>Évènement <text:s/>déclencheur : </text:p>
            <text:p text:style-name="Table_20_Contents"><text:s/>L’utilisateur sélectionne le bouton </text:p>
            <text:p text:style-name="Table_20_Contents"><text:s/>ajouter / supprimer aux préférés </text:p>
            <text:p text:style-name="Table_20_Contents"/>
          </table:table-cell>
          <table:covered-table-cell/>
          <table:table-cell table:style-name="Tableau1.A2" office:value-type="string">
            <text:p text:style-name="Table_20_Contents"><text:s/>Objectif : </text:p>
            <text:p text:style-name="Table_20_Contents"><text:s/>Ajouter, supprimer un film de la liste des préférés</text:p>
          </table:table-cell>
        </table:table-row>
        <table:table-row>
          <table:table-cell table:style-name="Tableau1.A2" office:value-type="string">
            <text:p text:style-name="Table_20_Contents"><text:s/>Acteurs : </text:p>
            <text:p text:style-name="Table_20_Contents"><text:s/>Abonne, Serveur BD</text:p>
          </table:table-cell>
          <table:table-cell table:style-name="Tableau1.A2" office:value-type="string">
            <text:p text:style-name="Table_20_Contents"><text:s/>Date création :</text:p>
            <text:p text:style-name="Table_20_Contents"><text:s/>23/03/2004</text:p>
          </table:table-cell>
          <table:table-cell table:style-name="Tableau1.A2" office:value-type="string">
            <text:p text:style-name="Table_20_Contents"><text:s/>Pre-conditions :</text:p>
            <text:p text:style-name="Table_20_Contents"><text:s/>L’utilisateur doit être connecte</text:p>
          </table:table-cell>
        </table:table-row>
        <table:table-row>
          <table:table-cell table:style-name="Tableau1.A2" office:value-type="string">
            <text:p text:style-name="Table_20_Contents"><text:s/>Responsable : </text:p>
            <text:p text:style-name="Table_20_Contents"><text:s/>Administrateur</text:p>
          </table:table-cell>
          <table:table-cell table:style-name="Tableau1.A2" office:value-type="string">
            <text:p text:style-name="Table_20_Contents"><text:s/>Version :</text:p>
            <text:p text:style-name="Table_20_Contents"><text:s/>1.0</text:p>
          </table:table-cell>
          <table:table-cell table:style-name="Tableau1.A2" office:value-type="string">
            <text:p text:style-name="Table_20_Contents"><text:s/>Post-conditions :</text:p>
            <text:p text:style-name="Table_20_Contents"><text:s/>La liste de film est mis a jours</text:p>
          </table:table-cell>
        </table:table-row>
      </table:table>
      <text:p text:style-name="Standard"/>
      <text:p text:style-name="P2">2)</text:p>
      <text:p text:style-name="Standard"/>
      <text:p text:style-name="P4">Scenario nominal :</text:p>
      <text:p text:style-name="Standard">1 – L’abonne se connecte</text:p>
      <text:p text:style-name="Standard">2 – L’abonne sélectionne l’onglet « recherche de film »</text:p>
      <text:p text:style-name="Standard">3 – L’abonne cherche son film grâce au moteur de recherche</text:p>
      <text:p text:style-name="Standard">4 – L’abonne sélectionne le film de son choix</text:p>
      <text:p text:style-name="Standard">5 – L’abonne sélectionne le bouton « ajouter aux film préférés »</text:p>
      <text:p text:style-name="Standard"/>
      <text:p text:style-name="P4">Scenario alternatif :</text:p>
      <text:p text:style-name="Standard">1 – L’abonne se connecte</text:p>
      <text:p text:style-name="Standard">2 – L’abonne va dans l’onglet « Mes films préférés »</text:p>
      <text:p text:style-name="Standard">3 – Le système affiche la liste de film</text:p>
      <text:p text:style-name="Standard">5 – L’abonne sélectionne le bouton « supprimer de mes préférés »</text:p>
      <text:p text:style-name="Standard">6 – Le système supprime le film de la liste</text:p>
      <text:p text:style-name="Standard"/>
      <text:p text:style-name="P4">Scenario alternatif :</text:p>
      <text:p text:style-name="Standard">1 – L’abonne se connecte</text:p>
      <text:p text:style-name="Standard">2 – L’abonne va dans l’onglet « Mes films préférés »</text:p>
      <text:p text:style-name="Standard">3 – Le système affiche la liste de film</text:p>
      <text:p text:style-name="Standard">4 – L’abonne sélectionne le film de son choix</text:p>
      <text:p text:style-name="Standard">5 – Le système affiche la page du film</text:p>
      <text:p text:style-name="Standard">6 – L’abonne sélectionne le bouton « supprimer de mes préférés » </text:p>
      <text:p text:style-name="Standard">7 – Le système supprime le film de la liste <text:s/></text:p>
      <text:p text:style-name="Standard"/>
      <text:p text:style-name="P4">Scenario d’exception:.</text:p>
      <text:p text:style-name="Standard">1 – L’abonne se connecte</text:p>
      <text:p text:style-name="Standard">2 – L’abonne va dans l’onglet « Mes films préférés »</text:p>
      <text:p text:style-name="Standard">3 – Le système affiche la liste de film</text:p>
      <text:p text:style-name="Standard">4 – L’abonne sélectionne le film de son choix</text:p>
      <text:p text:style-name="Standard">5 – Le film a été supprimer par le responsable commercial : Le système indique a l’abonne que le film a été supprimer et l’enlève de sa liste de film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Microsoft YaHei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fo:line-height="115%"/>
    </style:style>
    <style:style style:name="List" style:family="paragraph" style:parent-style-name="Text_20_body" style:class="list">
      <style:text-properties style:font-size-asian="12pt"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ackground-color="#ffffff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1-22T19:13:14.581000000</meta:creation-date>
    <dc:date>2023-02-03T14:14:08.16</dc:date>
    <meta:editing-duration>P3DT8H15M42S</meta:editing-duration>
    <meta:editing-cycles>4</meta:editing-cycles>
    <meta:generator>OpenOffice/4.1.6$Win32 OpenOffice.org_project/416m1$Build-9790</meta:generator>
    <dc:creator>gfdf d</dc:creator>
    <meta:document-statistic meta:table-count="1" meta:image-count="0" meta:object-count="0" meta:page-count="1" meta:paragraph-count="47" meta:word-count="300" meta:character-count="1585"/>
  </office:meta>
</office:document-meta>
</file>